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knn_comb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K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6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K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6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04624298" calcext:value-type="float">
            <text:p>3904624298</text:p>
          </table:table-cell>
          <table:table-cell office:value-type="float" office:value="15079947" calcext:value-type="float">
            <text:p>15079947</text:p>
          </table:table-cell>
          <table:table-cell office:value-type="float" office:value="8782329583" calcext:value-type="float">
            <text:p>8782329583</text:p>
          </table:table-cell>
          <table:table-cell office:value-type="float" office:value="3934162370" calcext:value-type="float">
            <text:p>3934162370</text:p>
          </table:table-cell>
          <table:table-cell office:value-type="float" office:value="3155904" calcext:value-type="float">
            <text:p>3155904</text:p>
          </table:table-cell>
          <table:table-cell office:value-type="float" office:value="7564.05" calcext:value-type="float">
            <text:p>7564.05</text:p>
          </table:table-cell>
          <table:table-cell office:value-type="float" office:value="16640185548" calcext:value-type="float">
            <text:p>16640185548</text:p>
          </table:table-cell>
          <table:table-cell office:value-type="float" office:value="1243" calcext:value-type="float">
            <text:p>1243</text:p>
          </table:table-cell>
          <table:table-cell office:value-type="float" office:value="1606" calcext:value-type="float">
            <text:p>1606</text:p>
          </table:table-cell>
          <table:table-cell office:value-type="float" office:value="17400" calcext:value-type="float">
            <text:p>17400</text:p>
          </table:table-cell>
          <table:table-cell table:formula="of:=PRODUCT([.C13];1/2200000000)" office:value-type="float" office:value="1.77482922636364" calcext:value-type="float">
            <text:p>1.7748292264</text:p>
          </table:table-cell>
          <table:table-cell table:formula="of:=PRODUCT(SUM([.F13];[.G13]);1/2200000000)" office:value-type="float" office:value="1.78969012454545" calcext:value-type="float">
            <text:p>1.789690124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975540485" calcext:value-type="float">
            <text:p>7975540485</text:p>
          </table:table-cell>
          <table:table-cell office:value-type="float" office:value="39920400" calcext:value-type="float">
            <text:p>39920400</text:p>
          </table:table-cell>
          <table:table-cell office:value-type="float" office:value="11056510303" calcext:value-type="float">
            <text:p>11056510303</text:p>
          </table:table-cell>
          <table:table-cell office:value-type="float" office:value="9532550215" calcext:value-type="float">
            <text:p>9532550215</text:p>
          </table:table-cell>
          <table:table-cell office:value-type="float" office:value="20768976" calcext:value-type="float">
            <text:p>20768976</text:p>
          </table:table-cell>
          <table:table-cell office:value-type="float" office:value="13013" calcext:value-type="float">
            <text:p>13013</text:p>
          </table:table-cell>
          <table:table-cell office:value-type="float" office:value="28628553228" calcext:value-type="float">
            <text:p>28628553228</text:p>
          </table:table-cell>
          <table:table-cell office:value-type="float" office:value="2454" calcext:value-type="float">
            <text:p>2454</text:p>
          </table:table-cell>
          <table:table-cell office:value-type="float" office:value="3385" calcext:value-type="float">
            <text:p>3385</text:p>
          </table:table-cell>
          <table:table-cell office:value-type="float" office:value="84384" calcext:value-type="float">
            <text:p>84384</text:p>
          </table:table-cell>
          <table:table-cell table:formula="of:=PRODUCT([.C14];1/2200000000)" office:value-type="float" office:value="3.625245675" calcext:value-type="float">
            <text:p>3.625245675</text:p>
          </table:table-cell>
          <table:table-cell table:formula="of:=PRODUCT(SUM([.F14];[.G14]);1/2200000000)" office:value-type="float" office:value="4.34241781409091" calcext:value-type="float">
            <text:p>4.3424178141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92152792" calcext:value-type="float">
            <text:p>3992152792</text:p>
          </table:table-cell>
          <table:table-cell office:value-type="float" office:value="28736902" calcext:value-type="float">
            <text:p>28736902</text:p>
          </table:table-cell>
          <table:table-cell office:value-type="float" office:value="4702825172" calcext:value-type="float">
            <text:p>4702825172</text:p>
          </table:table-cell>
          <table:table-cell office:value-type="float" office:value="3927754138" calcext:value-type="float">
            <text:p>3927754138</text:p>
          </table:table-cell>
          <table:table-cell office:value-type="float" office:value="6606696" calcext:value-type="float">
            <text:p>6606696</text:p>
          </table:table-cell>
          <table:table-cell office:value-type="float" office:value="5754.75" calcext:value-type="float">
            <text:p>5754.75</text:p>
          </table:table-cell>
          <table:table-cell office:value-type="float" office:value="12659753042" calcext:value-type="float">
            <text:p>12659753042</text:p>
          </table:table-cell>
          <table:table-cell office:value-type="float" office:value="1780" calcext:value-type="float">
            <text:p>1780</text:p>
          </table:table-cell>
          <table:table-cell office:value-type="float" office:value="3204" calcext:value-type="float">
            <text:p>3204</text:p>
          </table:table-cell>
          <table:table-cell office:value-type="float" office:value="29016" calcext:value-type="float">
            <text:p>29016</text:p>
          </table:table-cell>
          <table:table-cell table:formula="of:=PRODUCT([.C15];1/2200000000)" office:value-type="float" office:value="1.81461490545455" calcext:value-type="float">
            <text:p>1.8146149055</text:p>
          </table:table-cell>
          <table:table-cell table:formula="of:=PRODUCT(SUM([.F15];[.G15]);1/2200000000)" office:value-type="float" office:value="1.78834583363636" calcext:value-type="float">
            <text:p>1.788345833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084568824" calcext:value-type="float">
            <text:p>9084568824</text:p>
          </table:table-cell>
          <table:table-cell office:value-type="float" office:value="91237992" calcext:value-type="float">
            <text:p>91237992</text:p>
          </table:table-cell>
          <table:table-cell office:value-type="float" office:value="13889419597" calcext:value-type="float">
            <text:p>13889419597</text:p>
          </table:table-cell>
          <table:table-cell office:value-type="float" office:value="9670981606" calcext:value-type="float">
            <text:p>9670981606</text:p>
          </table:table-cell>
          <table:table-cell office:value-type="float" office:value="38962698" calcext:value-type="float">
            <text:p>38962698</text:p>
          </table:table-cell>
          <table:table-cell office:value-type="float" office:value="14900.2" calcext:value-type="float">
            <text:p>14900.2</text:p>
          </table:table-cell>
          <table:table-cell office:value-type="float" office:value="32779388343" calcext:value-type="float">
            <text:p>32779388343</text:p>
          </table:table-cell>
          <table:table-cell office:value-type="float" office:value="3198" calcext:value-type="float">
            <text:p>3198</text:p>
          </table:table-cell>
          <table:table-cell office:value-type="float" office:value="7016" calcext:value-type="float">
            <text:p>7016</text:p>
          </table:table-cell>
          <table:table-cell office:value-type="float" office:value="153060" calcext:value-type="float">
            <text:p>153060</text:p>
          </table:table-cell>
          <table:table-cell table:formula="of:=PRODUCT([.C16];1/2200000000)" office:value-type="float" office:value="4.12934946545455" calcext:value-type="float">
            <text:p>4.1293494655</text:p>
          </table:table-cell>
          <table:table-cell table:formula="of:=PRODUCT(SUM([.F16];[.G16]);1/2200000000)" office:value-type="float" office:value="4.41361104727273" calcext:value-type="float">
            <text:p>4.4136110473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32084680" calcext:value-type="float">
            <text:p>3932084680</text:p>
          </table:table-cell>
          <table:table-cell office:value-type="float" office:value="21212503" calcext:value-type="float">
            <text:p>21212503</text:p>
          </table:table-cell>
          <table:table-cell office:value-type="float" office:value="8760510692" calcext:value-type="float">
            <text:p>8760510692</text:p>
          </table:table-cell>
          <table:table-cell office:value-type="float" office:value="4195456769" calcext:value-type="float">
            <text:p>4195456769</text:p>
          </table:table-cell>
          <table:table-cell office:value-type="float" office:value="9921636" calcext:value-type="float">
            <text:p>9921636</text:p>
          </table:table-cell>
          <table:table-cell office:value-type="float" office:value="7692.63" calcext:value-type="float">
            <text:p>7692.63</text:p>
          </table:table-cell>
          <table:table-cell office:value-type="float" office:value="16922300068" calcext:value-type="float">
            <text:p>16922300068</text:p>
          </table:table-cell>
          <table:table-cell office:value-type="float" office:value="2112" calcext:value-type="float">
            <text:p>2112</text:p>
          </table:table-cell>
          <table:table-cell office:value-type="float" office:value="4540" calcext:value-type="float">
            <text:p>4540</text:p>
          </table:table-cell>
          <table:table-cell office:value-type="float" office:value="36512" calcext:value-type="float">
            <text:p>36512</text:p>
          </table:table-cell>
          <table:table-cell table:formula="of:=PRODUCT([.C17];1/2200000000)" office:value-type="float" office:value="1.78731121818182" calcext:value-type="float">
            <text:p>1.7873112182</text:p>
          </table:table-cell>
          <table:table-cell table:formula="of:=PRODUCT(SUM([.F17];[.G17]);1/2200000000)" office:value-type="float" office:value="1.91153563863636" calcext:value-type="float">
            <text:p>1.911535638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165720708" calcext:value-type="float">
            <text:p>9165720708</text:p>
          </table:table-cell>
          <table:table-cell office:value-type="float" office:value="67242551" calcext:value-type="float">
            <text:p>67242551</text:p>
          </table:table-cell>
          <table:table-cell office:value-type="float" office:value="14589097461" calcext:value-type="float">
            <text:p>14589097461</text:p>
          </table:table-cell>
          <table:table-cell office:value-type="float" office:value="9772837666" calcext:value-type="float">
            <text:p>9772837666</text:p>
          </table:table-cell>
          <table:table-cell office:value-type="float" office:value="61237555" calcext:value-type="float">
            <text:p>61237555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33665212870" calcext:value-type="float">
            <text:p>33665212870</text:p>
          </table:table-cell>
          <table:table-cell office:value-type="float" office:value="4717" calcext:value-type="float">
            <text:p>4717</text:p>
          </table:table-cell>
          <table:table-cell office:value-type="float" office:value="10399" calcext:value-type="float">
            <text:p>10399</text:p>
          </table:table-cell>
          <table:table-cell office:value-type="float" office:value="216476" calcext:value-type="float">
            <text:p>216476</text:p>
          </table:table-cell>
          <table:table-cell table:formula="of:=PRODUCT([.C18];1/2200000000)" office:value-type="float" office:value="4.16623668545455" calcext:value-type="float">
            <text:p>4.1662366855</text:p>
          </table:table-cell>
          <table:table-cell table:formula="of:=PRODUCT(SUM([.F18];[.G18]);1/2200000000)" office:value-type="float" office:value="4.47003419136364" calcext:value-type="float">
            <text:p>4.4700341914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" office:value-type="string" calcext:value-type="string" table:number-columns-spanned="14" table:number-rows-spanned="1">
            <text:p>yosys_new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K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6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float" office:value="2408" calcext:value-type="float">
            <text:p>2408</text:p>
          </table:table-cell>
          <table:table-cell office:value-type="float" office:value="553" calcext:value-type="float">
            <text:p>553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table:number-columns-repeated="7"/>
          <table:table-cell office:value-type="float" office:value="4976" calcext:value-type="float">
            <text:p>4976</text:p>
          </table:table-cell>
          <table:table-cell office:value-type="float" office:value="1153" calcext:value-type="float">
            <text:p>1153</text:p>
          </table:table-cell>
          <table:table-cell table:style-name="ce5" table:number-columns-repeated="3"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float" office:value="3346" calcext:value-type="float">
            <text:p>3346</text:p>
          </table:table-cell>
          <table:table-cell office:value-type="float" office:value="814" calcext:value-type="float">
            <text:p>814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table:number-columns-repeated="7"/>
          <table:table-cell office:value-type="float" office:value="7034" calcext:value-type="float">
            <text:p>7034</text:p>
          </table:table-cell>
          <table:table-cell office:value-type="float" office:value="1766" calcext:value-type="float">
            <text:p>1766</text:p>
          </table:table-cell>
          <table:table-cell table:style-name="ce5" table:number-columns-repeated="3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float" office:value="4098" calcext:value-type="float">
            <text:p>4098</text:p>
          </table:table-cell>
          <table:table-cell office:value-type="float" office:value="1034" calcext:value-type="float">
            <text:p>1034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table:number-columns-repeated="7"/>
          <table:table-cell office:value-type="float" office:value="8890" calcext:value-type="float">
            <text:p>8890</text:p>
          </table:table-cell>
          <table:table-cell office:value-type="float" office:value="2338" calcext:value-type="float">
            <text:p>2338</text:p>
          </table:table-cell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7:13:39.677733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17:20:57.334007618</dc:date>
    <meta:editing-duration>PT1H32M28S</meta:editing-duration>
    <meta:editing-cycles>36</meta:editing-cycles>
    <meta:generator>LibreOffice/5.1.6.2$Linux_X86_64 LibreOffice_project/10m0$Build-2</meta:generator>
    <meta:document-statistic meta:table-count="1" meta:cell-count="154" meta:object-count="0"/>
  </office:meta>
</office:document-meta>
</file>